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DBA000007C23EA95CE0.svm" manifest:media-type=""/>
  <manifest:file-entry manifest:full-path="Pictures/2000000100000153000000F286D453A3.svm" manifest:media-type=""/>
  <manifest:file-entry manifest:full-path="Pictures/20000001000001CD0000012DBE74C9DE.svm" manifest:media-type=""/>
  <manifest:file-entry manifest:full-path="Pictures/20000001000000E900000129D89EFC9E.svm" manifest:media-type=""/>
  <manifest:file-entry manifest:full-path="Pictures/200000010000018A000000D8A4D10E32.svm" manifest:media-type=""/>
  <manifest:file-entry manifest:full-path="Pictures/2000000100000192000000D85559165A.svm" manifest:media-type=""/>
  <manifest:file-entry manifest:full-path="Pictures/200000010000019B000000D85292B577.svm" manifest:media-type=""/>
  <manifest:file-entry manifest:full-path="Pictures/200000020000026F0000013047A9D585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dash" draw:stroke-dash="Ultrafine_20_Dashed" draw:fill="none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marker-end="Arrow" draw:marker-end-width="0.10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TexMathsArgs="12§display§v_{b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v_{b2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R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2 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latex§\begin{align*}&#10;v_d&amp;=v_{b1}-v_{b2}\\&#10;i_b&amp;=\frac{v_{b1}-v_{b2}}{2 r_{be}}=\frac{v_d}{2 r_{be}}\\&#10;R_{id}&amp;=\frac{v_d}{i_b}=2 r_{be}&#10;\end{align*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489cm" svg:height="5.046cm" svg:x="1.342cm" svg:y="0.719cm">
          <draw:image xlink:href="Pictures/200000020000026F0000013047A9D585.eps" xlink:type="simple" xlink:show="embed" xlink:actuate="onLoad">
            <text:p/>
          </draw:image>
        </draw:frame>
        <draw:path draw:style-name="gr2" draw:text-style-name="P1" draw:layer="layout" svg:width="4.101cm" svg:height="1.21cm" svg:x="1.096cm" svg:y="1.682cm" svg:viewBox="0 0 4102 1211" svg:d="M4102 0v958c0 126-127 253-253 253h-3597c-126 0-252-127-252-253v-958">
          <text:p/>
        </draw:path>
        <draw:line draw:style-name="gr3" draw:text-style-name="P1" draw:layer="layout" svg:x1="5.198cm" svg:y1="1.791cm" svg:x2="5.198cm" svg:y2="1.659cm">
          <text:p/>
        </draw:line>
        <draw:frame draw:style-name="gr4" draw:text-style-name="P3" draw:layer="layout" svg:width="0.869cm" svg:height="0.916cm" svg:x="11.802cm" svg:y="5.304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4" draw:text-style-name="P3" draw:layer="layout" svg:width="1.132cm" svg:height="0.916cm" svg:x="0.232cm" svg:y="5.304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5" draw:text-style-name="P1" draw:layer="layout" svg:width="0.481cm" svg:height="0.258cm" svg:x="1.232cm" svg:y="0.495cm">
          <draw:image xlink:href="Pictures/2000000100000192000000D85559165A.svm" xlink:type="simple" xlink:show="embed" xlink:actuate="onLoad">
            <text:p/>
          </draw:image>
        </draw:frame>
        <draw:frame draw:style-name="gr6" draw:text-style-name="P1" draw:layer="layout" svg:width="0.492cm" svg:height="0.258cm" svg:x="4.633cm" svg:y="0.495cm">
          <draw:image xlink:href="Pictures/200000010000019B000000D85292B577.svm" xlink:type="simple" xlink:show="embed" xlink:actuate="onLoad">
            <text:p/>
          </draw:image>
        </draw:frame>
        <draw:frame draw:style-name="gr7" draw:text-style-name="P1" draw:layer="layout" svg:width="0.278cm" svg:height="0.355cm" svg:x="0.991cm" svg:y="1.251cm">
          <draw:image xlink:href="Pictures/20000001000000E900000129D89EFC9E.svm" xlink:type="simple" xlink:show="embed" xlink:actuate="onLoad">
            <text:p/>
          </draw:image>
        </draw:frame>
        <draw:frame draw:style-name="gr8" draw:text-style-name="P1" draw:layer="layout" svg:width="0.472cm" svg:height="0.258cm" svg:x="1.611cm" svg:y="1.817cm">
          <draw:image xlink:href="Pictures/200000010000018A000000D8A4D10E32.svm" xlink:type="simple" xlink:show="embed" xlink:actuate="onLoad">
            <text:p/>
          </draw:image>
        </draw:frame>
        <draw:frame draw:style-name="gr8" draw:text-style-name="P1" draw:layer="layout" svg:width="0.472cm" svg:height="0.258cm" svg:x="4.245cm" svg:y="1.817cm">
          <draw:image xlink:href="Pictures/200000010000018A000000D8A4D10E32.svm" xlink:type="simple" xlink:show="embed" xlink:actuate="onLoad">
            <text:p/>
          </draw:image>
        </draw:frame>
        <draw:frame draw:style-name="gr9" draw:text-style-name="P1" draw:layer="layout" svg:width="0.552cm" svg:height="0.36cm" svg:x="3.843cm" svg:y="1.083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552cm" svg:height="0.36cm" svg:x="7.26cm" svg:y="1.083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552cm" svg:height="0.36cm" svg:x="8.616cm" svg:y="1.667cm">
          <draw:image xlink:href="Pictures/20000001000001CD0000012DBE74C9DE.svm" xlink:type="simple" xlink:show="embed" xlink:actuate="onLoad">
            <text:p/>
          </draw:image>
        </draw:frame>
        <draw:frame draw:style-name="gr9" draw:text-style-name="P1" draw:layer="layout" svg:width="0.552cm" svg:height="0.36cm" svg:x="10.809cm" svg:y="1.667cm">
          <draw:image xlink:href="Pictures/20000001000001CD0000012DBE74C9DE.svm" xlink:type="simple" xlink:show="embed" xlink:actuate="onLoad">
            <text:p/>
          </draw:image>
        </draw:frame>
        <draw:frame draw:style-name="gr5" draw:text-style-name="P1" draw:layer="layout" svg:width="0.481cm" svg:height="0.258cm" svg:x="7.526cm" svg:y="3.129cm">
          <draw:image xlink:href="Pictures/2000000100000192000000D85559165A.svm" xlink:type="simple" xlink:show="embed" xlink:actuate="onLoad">
            <text:p/>
          </draw:image>
        </draw:frame>
        <draw:frame draw:style-name="gr6" draw:text-style-name="P1" draw:layer="layout" svg:width="0.492cm" svg:height="0.258cm" svg:x="11.942cm" svg:y="3.129cm">
          <draw:image xlink:href="Pictures/200000010000019B000000D85292B577.svm" xlink:type="simple" xlink:show="embed" xlink:actuate="onLoad">
            <text:p/>
          </draw:image>
        </draw:frame>
        <draw:frame draw:style-name="gr8" draw:text-style-name="P1" draw:layer="layout" svg:width="0.472cm" svg:height="0.258cm" svg:x="8.127cm" svg:y="3.604cm">
          <draw:image xlink:href="Pictures/200000010000018A000000D8A4D10E32.svm" xlink:type="simple" xlink:show="embed" xlink:actuate="onLoad">
            <text:p/>
          </draw:image>
        </draw:frame>
        <draw:frame draw:style-name="gr8" draw:text-style-name="P1" draw:layer="layout" svg:width="0.472cm" svg:height="0.258cm" svg:x="11.335cm" svg:y="3.604cm">
          <draw:image xlink:href="Pictures/200000010000018A000000D8A4D10E32.svm" xlink:type="simple" xlink:show="embed" xlink:actuate="onLoad">
            <text:p/>
          </draw:image>
        </draw:frame>
        <draw:frame draw:style-name="gr10" draw:text-style-name="P1" draw:layer="layout" svg:width="0.406cm" svg:height="0.289cm" svg:x="9.196cm" svg:y="4.734cm">
          <draw:image xlink:href="Pictures/2000000100000153000000F286D453A3.svm" xlink:type="simple" xlink:show="embed" xlink:actuate="onLoad">
            <text:p/>
          </draw:image>
        </draw:frame>
        <draw:frame draw:style-name="gr11" draw:text-style-name="P1" draw:layer="layout" svg:width="4.216cm" svg:height="2.382cm" svg:x="2.019cm" svg:y="3.587cm">
          <draw:image xlink:href="Pictures/2000000100000DBA000007C23EA95CE0.svm" xlink:type="simple" xlink:show="embed" xlink:actuate="onLoad">
            <text:p/>
          </draw:image>
        </draw:frame>
        <draw:frame draw:style-name="gr12" draw:text-style-name="P1" draw:layer="layout" svg:width="0.739cm" svg:height="0.365cm" svg:x="9.599cm" svg:y="0.555cm">
          <draw:image xlink:href="Pictures/20000001000002690000013145689BC3.svm" xlink:type="simple" xlink:show="embed" xlink:actuate="onLoad">
            <text:p/>
          </draw:image>
        </draw:frame>
        <draw:frame draw:style-name="gr13" draw:text-style-name="P1" draw:layer="layout" svg:width="0.745cm" svg:height="0.36cm" svg:x="9.597cm" svg:y="5.907cm">
          <draw:image xlink:href="Pictures/200000010000026E0000012D2A70A9BF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6.60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26:12.045349060</dc:date>
    <meta:editing-duration>PT14M17S</meta:editing-duration>
    <meta:editing-cycles>3</meta:editing-cycles>
    <meta:generator>LibreOffice/4.2.8.2$Linux_x86 LibreOffice_project/420m0$Build-2</meta:generator>
    <meta:document-statistic meta:object-count="22"/>
  </office:meta>
</office:document-meta>
</file>